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2992" officeooo:paragraph-rsid="001a2992"/>
    </style:style>
    <style:style style:name="P2" style:family="paragraph" style:parent-style-name="Standard">
      <style:text-properties officeooo:rsid="001ad44b" officeooo:paragraph-rsid="001ad44b"/>
    </style:style>
    <style:style style:name="P3" style:family="paragraph" style:parent-style-name="Standard">
      <style:text-properties officeooo:rsid="001b44ee" officeooo:paragraph-rsid="001b44ee"/>
    </style:style>
    <style:style style:name="P4" style:family="paragraph" style:parent-style-name="Standard">
      <style:text-properties officeooo:rsid="001d1e06" officeooo:paragraph-rsid="001d1e06"/>
    </style:style>
    <style:style style:name="P5" style:family="paragraph" style:parent-style-name="Standard">
      <style:text-properties officeooo:rsid="001d1e06" officeooo:paragraph-rsid="0026c6c7"/>
    </style:style>
    <style:style style:name="P6" style:family="paragraph" style:parent-style-name="Standard">
      <style:text-properties officeooo:rsid="001f71bc" officeooo:paragraph-rsid="001f71bc"/>
    </style:style>
    <style:style style:name="P7" style:family="paragraph" style:parent-style-name="Standard">
      <style:text-properties officeooo:rsid="001f71bc" officeooo:paragraph-rsid="0026c6c7"/>
    </style:style>
    <style:style style:name="P8" style:family="paragraph" style:parent-style-name="Standard">
      <style:text-properties style:text-underline-style="solid" style:text-underline-width="auto" style:text-underline-color="font-color" officeooo:rsid="001a2992" officeooo:paragraph-rsid="001a2992"/>
    </style:style>
    <style:style style:name="P9" style:family="paragraph" style:parent-style-name="Standard">
      <style:text-properties officeooo:rsid="0022ae1f" officeooo:paragraph-rsid="0022ae1f"/>
    </style:style>
    <style:style style:name="P10" style:family="paragraph" style:parent-style-name="Standard">
      <style:text-properties officeooo:rsid="0022dac7" officeooo:paragraph-rsid="0022dac7"/>
    </style:style>
    <style:style style:name="P11" style:family="paragraph" style:parent-style-name="Standard">
      <style:text-properties officeooo:rsid="00230851" officeooo:paragraph-rsid="00230851"/>
    </style:style>
    <style:style style:name="P12" style:family="paragraph" style:parent-style-name="Standard">
      <style:text-properties officeooo:rsid="00230851" officeooo:paragraph-rsid="0026c6c7"/>
    </style:style>
    <style:style style:name="P13" style:family="paragraph" style:parent-style-name="Standard">
      <style:text-properties officeooo:rsid="00234d2a" officeooo:paragraph-rsid="00234d2a"/>
    </style:style>
    <style:style style:name="P14" style:family="paragraph" style:parent-style-name="Standard">
      <style:text-properties officeooo:rsid="002477e3" officeooo:paragraph-rsid="002477e3"/>
    </style:style>
    <style:style style:name="P15" style:family="paragraph" style:parent-style-name="Standard">
      <style:text-properties officeooo:rsid="002477e3" officeooo:paragraph-rsid="002477e3" loext:padding="0cm" loext:border="none"/>
    </style:style>
    <style:style style:name="P16" style:family="paragraph" style:parent-style-name="Standard">
      <style:text-properties officeooo:rsid="002477e3" officeooo:paragraph-rsid="0026c6c7" loext:padding="0cm" loext:border="none"/>
    </style:style>
    <style:style style:name="P17" style:family="paragraph" style:parent-style-name="Standard">
      <style:text-properties officeooo:rsid="00256fd7" officeooo:paragraph-rsid="00256fd7"/>
    </style:style>
    <style:style style:name="P18" style:family="paragraph" style:parent-style-name="Standard">
      <style:text-properties officeooo:rsid="00256fd7" officeooo:paragraph-rsid="00256fd7" loext:padding="0cm" loext:border="none"/>
    </style:style>
    <style:style style:name="P19" style:family="paragraph" style:parent-style-name="Standard">
      <style:text-properties officeooo:rsid="0028a2d9" officeooo:paragraph-rsid="0028a2d9" loext:padding="0cm" loext:border="none"/>
    </style:style>
    <style:style style:name="P20" style:family="paragraph" style:parent-style-name="Standard">
      <style:text-properties officeooo:rsid="0028a2d9" officeooo:paragraph-rsid="0028a2d9" loext:padding="0cm" loext:border="none"/>
    </style:style>
    <style:style style:name="P21" style:family="paragraph" style:parent-style-name="Standard">
      <style:text-properties officeooo:rsid="002b31f7" officeooo:paragraph-rsid="002b31f7" loext:padding="0cm" loext:border="none"/>
    </style:style>
    <style:style style:name="P22" style:family="paragraph" style:parent-style-name="Standard">
      <style:text-properties officeooo:rsid="0031b758" officeooo:paragraph-rsid="0031b758" loext:padding="0cm" loext:border="none"/>
    </style:style>
    <style:style style:name="P23" style:family="paragraph" style:parent-style-name="Standard">
      <style:text-properties officeooo:rsid="00332556" officeooo:paragraph-rsid="00332556" loext:padding="0cm" loext:border="none"/>
    </style:style>
    <style:style style:name="T1" style:family="text">
      <style:text-properties officeooo:rsid="001e512b"/>
    </style:style>
    <style:style style:name="T2" style:family="text">
      <style:text-properties officeooo:rsid="001f71bc"/>
    </style:style>
    <style:style style:name="T3" style:family="text">
      <style:text-properties officeooo:rsid="00203460"/>
    </style:style>
    <style:style style:name="T4" style:family="text">
      <style:text-properties officeooo:rsid="0020d044"/>
    </style:style>
    <style:style style:name="T5" style:family="text">
      <style:text-properties officeooo:rsid="00230851"/>
    </style:style>
    <style:style style:name="T6" style:family="text">
      <style:text-properties loext:padding="0cm" loext:border="none"/>
    </style:style>
    <style:style style:name="T7" style:family="text">
      <style:text-properties officeooo:rsid="002681d2"/>
    </style:style>
    <style:style style:name="T8" style:family="text">
      <style:text-properties officeooo:rsid="002685dc"/>
    </style:style>
    <style:style style:name="T9" style:family="text">
      <style:text-properties officeooo:rsid="0026c6c7"/>
    </style:style>
    <style:style style:name="T10" style:family="text">
      <style:text-properties officeooo:rsid="002907c8"/>
    </style:style>
    <style:style style:name="T11" style:family="text">
      <style:text-properties officeooo:rsid="002911af"/>
    </style:style>
    <style:style style:name="T12" style:family="text">
      <style:text-properties officeooo:rsid="003475fb"/>
    </style:style>
    <style:style style:name="T13" style:family="text">
      <style:text-properties officeooo:rsid="0035f8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estell<text:span text:style-name="T4">l</text:span>iste</text:p>
      <text:p text:style-name="P1"/>
      <text:p text:style-name="P1">Servomotoren x 1<text:span text:style-name="T10">2</text:span></text:p>
      <text:p text:style-name="P1">link: <text:a xlink:type="simple" xlink:href="https://amzn.eu/d/aAuCnyE" text:style-name="Internet_20_link" text:visited-style-name="Visited_20_Internet_20_Link">https://amzn.eu/d/aAuCnyE</text:a></text:p>
      <text:p text:style-name="P4">preis: <text:span text:style-name="T13">290,28</text:span> euro</text:p>
      <text:p text:style-name="P1"/>
      <text:p text:style-name="P2">Akku x 1<text:span text:style-name="T10">2</text:span></text:p>
      <text:p text:style-name="P2">link: <text:a xlink:type="simple" xlink:href="https://www.conrad.at/de/p/eve-inr18650-33v-spezial-akku-18650-flat-top-hochstromfaehig-li-ion-3-6-v-3200-mah-2618353.html" text:style-name="Internet_20_link" text:visited-style-name="Visited_20_Internet_20_Link">https://www.conrad.at/de/p/eve-inr18650-33v-spezial-akku-18650-flat-top-hochstromfaehig-li-ion-3-6-v-3200-mah-2618353.html</text:a></text:p>
      <text:p text:style-name="P5">preis: <text:span text:style-name="T7">1</text:span><text:span text:style-name="T13">43,88</text:span> <text:span text:style-name="T1">e</text:span>uro</text:p>
      <text:p text:style-name="P2"/>
      <text:p text:style-name="P3">Battery spot welder x 1</text:p>
      <text:p text:style-name="P3">link: <text:a xlink:type="simple" xlink:href="https://amzn.eu/d/flXxwCL" text:style-name="Internet_20_link" text:visited-style-name="Visited_20_Internet_20_Link">https://amzn.eu/d/flXxwCL</text:a></text:p>
      <text:p text:style-name="P5">preis: <text:span text:style-name="T1">50.42 euro</text:span></text:p>
      <text:p text:style-name="P4"/>
      <text:p text:style-name="P6">Gyroskop-Sensor x 1</text:p>
      <text:p text:style-name="P4"><text:span text:style-name="T2">link: </text:span>https://amzn.eu/d/5GvUgRg</text:p>
      <text:p text:style-name="P7">preis: <text:span text:style-name="T3">9.06 euro</text:span></text:p>
      <text:p text:style-name="P6"/>
      <text:p text:style-name="P9">Google coral AI accelerator x 1</text:p>
      <text:p text:style-name="P9">link: <text:a xlink:type="simple" xlink:href="https://amzn.eu/d/iyRLuVV" text:style-name="Internet_20_link" text:visited-style-name="Visited_20_Internet_20_Link">https://amzn.eu/d/iyRLuVV</text:a></text:p>
      <text:p text:style-name="P9">preis: 91.70 euro</text:p>
      <text:p text:style-name="P2"/>
      <text:p text:style-name="P10">Raspberry <text:span text:style-name="T10">4b</text:span> <text:span text:style-name="T5">x1</text:span></text:p>
      <text:p text:style-name="P10">link: https: https://amzn.eu/d/8mECIaa</text:p>
      <text:p text:style-name="P10">preis: <text:span text:style-name="T11">86</text:span><text:span text:style-name="T10">,</text:span><text:span text:style-name="T11">7</text:span><text:span text:style-name="T10">1 euro</text:span></text:p>
      <text:p text:style-name="P10"/>
      <text:p text:style-name="P11">Raspberry pi Camera x1</text:p>
      <text:p text:style-name="P11">link: <text:a xlink:type="simple" xlink:href="https://nl.aliexpress.com/item/32881466491.html?spm=a2g0s.9042311.0.0.320c4c4dXaaHcX" text:style-name="Internet_20_link" text:visited-style-name="Visited_20_Internet_20_Link">https://nl.aliexpress.com/item/32881466491.html?spm=a2g0s.9042311.0.0.320c4c4dXaaHcX</text:a></text:p>
      <text:p text:style-name="P12">preis: 11.59 euro</text:p>
      <text:p text:style-name="P13"><text:span text:style-name="T6"/></text:p>
      <text:p text:style-name="P15">Schrauben-Set <text:span text:style-name="T8">x1</text:span></text:p>
      <text:p text:style-name="P14"><text:span text:style-name="T6">link: </text:span><text:a xlink:type="simple" xlink:href="https://amzn.eu/d/2u4cu5q" text:style-name="Internet_20_link" text:visited-style-name="Visited_20_Internet_20_Link"><text:span text:style-name="T6">https://amzn.eu/d/2u4cu5q</text:span></text:a></text:p>
      <text:p text:style-name="P16">preis: 25.70 euro</text:p>
      <text:p text:style-name="P14"><text:span text:style-name="T6"/></text:p>
      <text:p text:style-name="P18">PCB-protection circuit <text:span text:style-name="T8">x1</text:span></text:p>
      <text:p text:style-name="P17"><text:span text:style-name="T6">link: </text:span><text:a xlink:type="simple" xlink:href="https://amzn.eu/d/9HBHvqb" text:style-name="Internet_20_link" text:visited-style-name="Visited_20_Internet_20_Link"><text:span text:style-name="T6">https://amzn.eu/d/9HBHvqb</text:span></text:a></text:p>
      <text:p text:style-name="P18">preis: 11.09 euro</text:p>
      <text:p text:style-name="P18"/>
      <text:p text:style-name="P19">Servo Driver x1</text:p>
      <text:p text:style-name="P19">link: <text:a xlink:type="simple" xlink:href="https://amzn.eu/d/9qbfp5R" text:style-name="Internet_20_link" text:visited-style-name="Visited_20_Internet_20_Link">https://amzn.eu/d/9qbfp5R</text:a></text:p>
      <text:p text:style-name="P19">preis: 7.04 euro</text:p>
      <text:p text:style-name="P19"/>
      <text:p text:style-name="P21">Rod ends</text:p>
      <text:p text:style-name="P21">link: <text:a xlink:type="simple" xlink:href="https://amzn.eu/d/5am6awO" text:style-name="Internet_20_link" text:visited-style-name="Visited_20_Internet_20_Link">https://amzn.eu/d/5am6awO</text:a></text:p>
      <text:p text:style-name="P21">preis: 16.66 euro</text:p>
      <text:p text:style-name="P21"/>
      <text:p text:style-name="P22">684ZZ Kugellager <text:span text:style-name="T12">x2</text:span></text:p>
      <text:p text:style-name="P22">link: <text:a xlink:type="simple" xlink:href="https://amzn.eu/d/8TTudFz" text:style-name="Internet_20_link" text:visited-style-name="Visited_20_Internet_20_Link">https://amzn.eu/d/8TTudFz</text:a></text:p>
      <text:p text:style-name="P22">preis: <text:span text:style-name="T12">11,06</text:span> euro</text:p>
      <text:p text:style-name="P22"/>
      <text:p text:style-name="P22"/>
      <text:p text:style-name="P23"><text:soft-page-break/>Servo Horn 25T x2</text:p>
      <text:p text:style-name="P23">link: <text:a xlink:type="simple" xlink:href="https://amzn.eu/d/a9BvvhE" text:style-name="Internet_20_link" text:visited-style-name="Visited_20_Internet_20_Link">https://amzn.eu/d/a9BvvhE</text:a></text:p>
      <text:p text:style-name="P23">preis: 24,3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3:41:57.781273915</meta:creation-date>
    <dc:date>2024-10-09T10:25:34.228326791</dc:date>
    <meta:editing-duration>PT49M7S</meta:editing-duration>
    <meta:editing-cycles>32</meta:editing-cycles>
    <meta:generator>LibreOffice/7.6.4.1$MacOSX_AARCH64 LibreOffice_project/e19e193f88cd6c0525a17fb7a176ed8e6a3e2aa1</meta:generator>
    <meta:document-statistic meta:table-count="0" meta:image-count="0" meta:object-count="0" meta:page-count="2" meta:paragraph-count="40" meta:word-count="110" meta:character-count="1030" meta:non-whitespace-character-count="960"/>
  </office:meta>
</office:document-meta>
</file>